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Preformatted_20_Text">
      <style:paragraph-properties fo:margin-top="0cm" fo:margin-bottom="0.499cm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DOs:</text:p>
      <text:p text:style-name="Standard"/>
      <text:list xml:id="list977426578" text:style-name="L1">
        <text:list-item>
          <text:p text:style-name="P1">ER-Modell verbessern (1 + 2)</text:p>
        </text:list-item>
        <text:list-item>
          <text:p text:style-name="P1">Sitzverteilung Pseudocode → SQL (5; Manuel Email)</text:p>
        </text:list-item>
        <text:list-item>
          <text:p text:style-name="P1">Transaktionsmix implementieren (Q1 - Q7)</text:p>
        </text:list-item>
        <text:list-item>
          <text:p text:style-name="P1">GUI + Graphen (4; Google Chart)</text:p>
        </text:list-item>
        <text:list-item>
          <text:p text:style-name="P1">Benchmark inkl. Clients-Laufzeit-Diagramm</text:p>
        </text:list-item>
        <text:list-item>
          <text:p text:style-name="P1">Doku (nochmal) überarbeiten (1, 2, 4)</text:p>
        </text:list-item>
      </text:list>
      <text:p text:style-name="Standard"/>
      <text:p text:style-name="Preformatted_20_Text">1. ER-Modell</text:p>
      <text:p text:style-name="Preformatted_20_Text">- Ist dies eure aktuellste Version? Sie passt nicht ganz zu eurem Schema.</text:p>
      <text:p text:style-name="Preformatted_20_Text">- Funktionalitäten fehlen</text:p>
      <text:p text:style-name="Preformatted_20_Text">- Sehr unübersichtliche Darstellung:</text:p>
      <text:p text:style-name="Preformatted_20_Text">- Ist z.B. "Wahlzettel" eine dreistellige Beziehung? Diese sollten </text:p>
      <text:p text:style-name="Preformatted_20_Text">vermieden werden, weil sie entsprechende Anfragen unnötig </text:p>
      <text:p text:style-name="Preformatted_20_Text">verkomplizieren (z.B. Landesliste, Direktkandidatur).</text:p>
      <text:p text:style-name="Preformatted_20_Text">- Wahlzettel, Landesliste, Direktkandidatur sind etwas seltsame </text:p>
      <text:p text:style-name="Preformatted_20_Text">"Beziehungen" - besser als Entitäten modellieren.</text:p>
      <text:p text:style-name="Preformatted_20_Text">- Schlüsselattribute fehlen teilweise</text:p>
      <text:p text:style-name="Preformatted_20_Text">- Aggregate fehlen</text:p>
      <text:p text:style-name="Preformatted_20_Text">- Erst/Zweitstimme sind im ER-Modell nicht zu finden (im Schema bei </text:p>
      <text:p text:style-name="Preformatted_20_Text">Wahlzettel). Evtl besser einzeln als Entitäten modellieren.</text:p>
      <text:p text:style-name="Preformatted_20_Text"/>
      <text:p text:style-name="Preformatted_20_Text">2. Objektbeschreibungen</text:p>
      <text:p text:style-name="Preformatted_20_Text">- Länge und Wertebereiche fehlen zum Teil</text:p>
      <text:p text:style-name="Preformatted_20_Text">- Geburtsjahr kann man besser repräsentieren als mit Varchar</text:p>
      <text:p text:style-name="Preformatted_20_Text">- Wahlzettel ist im ER-Modell eine Beziehung, hier ein Objekt. Objekt </text:p>
      <text:p text:style-name="Preformatted_20_Text">ist hier besser, aber Objekte haben mind. ein identifizierendes </text:p>
      <text:p text:style-name="Preformatted_20_Text">Attribut. Gleiches gilt für die Landesliste. Bei anderen Objekten fehlt </text:p>
      <text:p text:style-name="Preformatted_20_Text">das identifizierende Attribut auch.</text:p>
      <text:p text:style-name="Preformatted_20_Text"/>
      <text:p text:style-name="Preformatted_20_Text">3. Integritätsbedinungen</text:p>
      <text:p text:style-name="Preformatted_20_Text">- Gut gemacht</text:p>
      <text:p text:style-name="Preformatted_20_Text"/>
      <text:p text:style-name="Preformatted_20_Text">4. Begleitdokument</text:p>
      <text:p text:style-name="Preformatted_20_Text">- GUI Mockup ist aktuell okay so, aber für die Endabgabe bitte kein Foto </text:p>
      <text:p text:style-name="Preformatted_20_Text">einer Tafelzeichnung verwenden.</text:p>
      <text:p text:style-name="Preformatted_20_Text">- Sitzplatzberechnung (Pseudocode + Beschreibung) gehört auch in das </text:p>
      <text:p text:style-name="Preformatted_20_Text">Begleitdokument.</text:p>
      <text:p text:style-name="Preformatted_20_Text"/>
      <text:p text:style-name="Preformatted_20_Text">5. Sitzplatzberechnung</text:p>
      <text:p text:style-name="Preformatted_20_Text">- Ihr macht sehr wenig Logik des Algorithmus in SQL. Gerade das </text:p>
      <text:p text:style-name="Preformatted_20_Text">Höchstzahlverfahren lässt sich sehr gut in SQL umsetzen.</text:p>
      <text:p text:style-name="Preformatted_20_Text">- Sonderregelungen (ungültige 2. Stimmen, Listenplatzierung von </text:p>
      <text:p text:style-name="Preformatted_20_Text">Direktmandaten, ...) müssen bei der Datenvorbereitung beachtet werden.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a </meta:initial-creator>
    <meta:creation-date>2011-01-05T14:14:49</meta:creation-date>
    <dc:date>2011-01-05T14:43:40</dc:date>
    <dc:creator>Eva </dc:creator>
    <meta:editing-duration>PT00H28M52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1" meta:paragraph-count="39" meta:word-count="242" meta:character-count="1742"/>
  </office:meta>
</office:document-meta>
</file>